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5-10-2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5-09-22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5-08-26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5-07-17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5-06-24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5-05-23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5-04-28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5-03-21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5-02-24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5-01-2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4-12-17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4-11-20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4-10-24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4-09-23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4-08-27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4-07-23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4-06-25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4-05-28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4-04-23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4-03-26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4-02-27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4-01-22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3-12-19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3-11-20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3-10-20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3-09-26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3-08-29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3-07-25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3-06-21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3-05-23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3-04-25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3-03-27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3-02-21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3-01-20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2-12-13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2-11-22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2-10-25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2-09-26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2-08-23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2-07-26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2-06-24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2-05-19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2-04-26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2-03-28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2-02-22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2-01-27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1-12-15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1-11-17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1-10-26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1-09-21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1-08-24 1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1-07-27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1-06-22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1-05-26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1-04-20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1-03-2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1-02-23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0-11-19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0-10-27 1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0-09-23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0-08-26 1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0-07-28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0-06-23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0-05-27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0-04-24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0-03-23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20-01-24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9-11-25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9-10-28 1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9-09-20 1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9-08-27 1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9-07-24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9-06-21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9-05-29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9-04-18 1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9-03-22 1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9-02-21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9-01-23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8-12-21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8-11-28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8-10-23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8-09-25 1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8-08-27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8-07-25 1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8-06-27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8-05-29 1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8-04-19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8-03-29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8-02-28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8-01-25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7-12-21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7-11-29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7-10-24 1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7-09-28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7-08-25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7-07-2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7-06-30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7-05-25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7-04-28 1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7-02-24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7-01-26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7-01-05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6-11-29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6-10-28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6-09-29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6-08-25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6-07-29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6-06-30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6-05-24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6-04-29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6-04-01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6-02-26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6-01-29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5-12-24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5-11-25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5-10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5-10-02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5-08-27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5-07-30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5-06-25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5-05-28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5-05-01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5-03-26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5-02-04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4-12-26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4-11-26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4-10-31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4-09-26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4-09-02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4-08-01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4-06-30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4-06-02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4-05-01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4-03-25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4-02-25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4-01-31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3-12-26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34071034701</text:p>
          </table:table-cell>
          <table:table-cell office:value-type="string" calcext:value-type="string">
            <text:p>MA-RAW <text:s/>140 RAYNHAM, MA</text:p>
          </table:table-cell>
          <table:table-cell office:value-type="string" calcext:value-type="string">
            <text:p>2013-11-25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70" meta:object-count="0"/>
    <meta:user-defined meta:name="AppVersion">3.0</meta:user-defined>
  </office:meta>
</office:document-meta>
</file>